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Kernel upgrade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epositories update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Repositories upgrade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Install additional basic utilties and applications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nstall my selection of Universe applications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Install and configure Flatpak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etup the home directories to link to the data disk directories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reate test data directories on data drive.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Variety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Install KDE Desktop from backports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Upgrae KDE to Beta KDE on backports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Placeholder for KDE Desktop settings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Latte Dock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Install Gnome Desktop from backports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Gnome Settings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ownCloudClient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Dropbox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inSync for GoogleDrive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Y-PPA Manager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Install extra fonts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et options for an Ubuntu Beta install with PPA references to a previous version.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Toggle No Questions asked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Beta Release toggle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Toggle noCurrentReleaseRepo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Run Selection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FreeFileSync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Powerline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Bitwarden Password Manager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Stacer Linux system info and cleaner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Etcher USB Loader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UNetbootin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bootRepair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rEFInd Boot Manager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string" calcext:value-type="string">
            <text:p>Google Chrome browser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Opera browser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Thunderbird email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Evolution email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Mailspring desktop email client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Skype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Winds RSS Reader and Podcast application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string" calcext:value-type="string">
            <text:p>Calibre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string" calcext:value-type="string">
            <text:p>Anbox - Android Box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string" calcext:value-type="string">
            <text:p>LibreCAD</text:p>
          </table:table-cell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office:value-type="string" calcext:value-type="string">
            <text:p>Doublecmd</text:p>
          </table:table-cell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office:value-type="string" calcext:value-type="string">
            <text:p>Install Development Apps and IDEs</text:p>
          </table:table-cell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office:value-type="string" calcext:value-type="string">
            <text:p>Git</text:p>
          </table:table-cell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office:value-type="string" calcext:value-type="string">
            <text:p>Bashdb</text:p>
          </table:table-cell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office:value-type="string" calcext:value-type="string">
            <text:p>PyCharm</text:p>
          </table:table-cell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office:value-type="string" calcext:value-type="string">
            <text:p>Visual Studio Code</text:p>
          </table:table-cell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string" calcext:value-type="string">
            <text:p>Brackets IDE</text:p>
          </table:table-cell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office:value-type="string" calcext:value-type="string">
            <text:p>Postman</text:p>
          </table:table-cell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office:value-type="string" calcext:value-type="string">
            <text:p>AsciiDoc</text:p>
          </table:table-cell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office:value-type="string" calcext:value-type="string">
            <text:p>Oracle Java Latest</text:p>
          </table:table-cell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office:value-type="string" calcext:value-type="string">
            <text:p>Oracle Java 8</text:p>
          </table:table-cell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office:value-type="string" calcext:value-type="string">
            <text:p>Oracle Java 9</text:p>
          </table:table-cell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office:value-type="string" calcext:value-type="string">
            <text:p>Add Ruby Repositories</text:p>
          </table:table-cell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string" calcext:value-type="string">
            <text:p>Photography Apps</text:p>
          </table:table-cell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office:value-type="string" calcext:value-type="string">
            <text:p>Digikam</text:p>
          </table:table-cell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office:value-type="string" calcext:value-type="string">
            <text:p>Darktable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string" calcext:value-type="string">
            <text:p>RapidPhotoDownloader</text:p>
          </table:table-cell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office:value-type="string" calcext:value-type="string">
            <text:p>Image Editing Applications</text:p>
          </table:table-cell>
        </table:table-row>
        <table:table-row table:style-name="ro1">
          <table:table-cell/>
          <table:table-cell office:value-type="float" office:value="542" calcext:value-type="float">
            <text:p>542</text:p>
          </table:table-cell>
          <table:table-cell office:value-type="string" calcext:value-type="string">
            <text:p>Inkscape</text:p>
          </table:table-cell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 office:value-type="string" calcext:value-type="string">
            <text:p>Music and Video Applications</text:p>
          </table:table-cell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office:value-type="string" calcext:value-type="string">
            <text:p>Spotify</text:p>
          </table:table-cell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office:value-type="string" calcext:value-type="string">
            <text:p>Google Play Music Desktop Player</text:p>
          </table:table-cell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office:value-type="string" calcext:value-type="string">
            <text:p>Docker</text:p>
          </table:table-cell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office:value-type="string" calcext:value-type="string">
            <text:p>Setup for a VirtualBox guest</text:p>
          </table:table-cell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office:value-type="string" calcext:value-type="string">
            <text:p>VirtualBox Host</text:p>
          </table:table-cell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office:value-type="string" calcext:value-type="string">
            <text:p>Setup for a Vmware guest</text:p>
          </table:table-cell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office:value-type="string" calcext:value-type="string">
            <text:p>Vagrant</text:p>
          </table:table-cell>
        </table:table-row>
        <table:table-row table:style-name="ro1">
          <table:table-cell/>
          <table:table-cell office:value-type="float" office:value="641" calcext:value-type="float">
            <text:p>641</text:p>
          </table:table-cell>
          <table:table-cell office:value-type="string" calcext:value-type="string">
            <text:p>KVM</text:p>
          </table:table-cell>
        </table:table-row>
        <table:table-row table:style-name="ro1"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Laptop Display Drivers for Intel en Nvidia</text:p>
          </table:table-cell>
        </table:table-row>
        <table:table-row table:style-name="ro1">
          <table:table-cell/>
          <table:table-cell office:value-type="float" office:value="712" calcext:value-type="float">
            <text:p>712</text:p>
          </table:table-cell>
          <table:table-cell office:value-type="string" calcext:value-type="string">
            <text:p>DisplayLink</text:p>
          </table:table-cell>
        </table:table-row>
        <table:table-row table:style-name="ro1">
          <table:table-cell/>
          <table:table-cell office:value-type="float" office:value="721" calcext:value-type="float">
            <text:p>721</text:p>
          </table:table-cell>
          <table:table-cell office:value-type="string" calcext:value-type="string">
            <text:p>NordVPN Setup</text:p>
          </table:table-cell>
        </table:table-row>
      </table:table>
      <table:named-expressions/>
      <table:database-ranges>
        <table:database-range table:name="__Anonymous_Sheet_DB__0" table:target-range-address="Sheet1.B1:Sheet1.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2">0000/00/00</text:date>, <text:time style:data-style-name="N2" text:time-value="08:55:16.8650589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1:13:19.742622801</meta:creation-date>
    <dc:date>2018-11-22T17:29:09.767352978</dc:date>
    <meta:editing-duration>PT10H55M37S</meta:editing-duration>
    <meta:editing-cycles>3</meta:editing-cycles>
    <meta:generator>LibreOffice/6.1.2.1$Linux_X86_64 LibreOffice_project/10$Build-1</meta:generator>
    <meta:print-date>2018-11-21T12:54:26.966922771</meta:print-date>
    <meta:document-statistic meta:table-count="1" meta:cell-count="148" meta:object-count="0"/>
  </office:meta>
</office:document-meta>
</file>